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<text:tab/></text:span></text:p>
      <text:p text:style-name="P1"><text:span text:style-name="T1"><text:tab/><text:tab/><text:tab/>Types of Methods in Class of Python</text:span></text:p>
      <text:p text:style-name="P1"><text:span text:style-name="T1"><text:tab/><text:tab/>=================================================<text:tab/></text:span></text:p>
      <text:p text:style-name="P1"><text:span text:style-name="T1">=&gt;In a class of Python programming, we can define 3 Types of Methods. They are</text:span></text:p>
      <text:p text:style-name="P2"/>
      <text:p text:style-name="P1"><text:span text:style-name="T1"><text:tab/><text:tab/><text:tab/>1. Instance Methods</text:span></text:p>
      <text:p text:style-name="P1"><text:span text:style-name="T1"><text:tab/><text:tab/><text:tab/>2. Class Level Methods</text:span></text:p>
      <text:p text:style-name="P1"><text:span text:style-name="T1"><text:tab/><text:tab/><text:tab/>3. Static Methods 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1. Instance Methods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Instance Methods are those which are used for performing Specific Operations on </text:span></text:p>
      <text:p text:style-name="P1"><text:span text:style-name="T1"><text:s text:c="4"/>Objects and Hence Instance Methods are also called Object Level Methods.</text:span></text:p>
      <text:p text:style-name="P1"><text:span text:style-name="T1">=&gt;The Syntax for Defining Instance Methods is</text:span></text:p>
      <text:p text:style-name="P1"><text:span text:style-name="T1"><text:tab/><text:tab/>def <text:s/>instancemethodname(self,list of formal params if any):</text:span></text:p>
      <text:p text:style-name="P1"><text:span text:style-name="T1"><text:tab/><text:tab/><text:tab/><text:tab/>--------------------------------------</text:span></text:p>
      <text:p text:style-name="P1"><text:span text:style-name="T1"><text:tab/><text:tab/><text:tab/><text:tab/>Specify Instance Data Members</text:span></text:p>
      <text:p text:style-name="P1"><text:span text:style-name="T1"><text:tab/><text:tab/><text:tab/><text:tab/>Perform Specific Operations</text:span></text:p>
      <text:p text:style-name="P1"><text:span text:style-name="T1"><text:tab/><text:tab/><text:tab/><text:tab/>---------------------------------------</text:span></text:p>
      <text:p text:style-name="P1"><text:span text:style-name="T1">=&gt;Instance Methods Must accessed w.r.t Object Name OR self.</text:span></text:p>
      <text:p text:style-name="P1"><text:span text:style-name="T1"><text:tab/><text:tab/><text:tab/><text:tab/><text:tab/>objectname.InstanceMethodName()</text:span></text:p>
      <text:p text:style-name="P1"><text:span text:style-name="T1"><text:tab/><text:tab/><text:tab/><text:tab/><text:tab/><text:tab/><text:tab/>(OR)</text:span></text:p>
      <text:p text:style-name="P1"><text:span text:style-name="T1"><text:tab/><text:tab/><text:tab/><text:tab/><text:tab/>self.InstanceMethodName()</text:span></text:p>
      <text:p text:style-name="P1"><text:span text:style-name="T1">--------------------------</text:span></text:p>
      <text:p text:style-name="P1"><text:span text:style-name="T1">=&gt;What is "self"</text:span></text:p>
      <text:p text:style-name="P1"><text:soft-page-break/><text:span text:style-name="T1">--------------------------</text:span></text:p>
      <text:p text:style-name="P1"><text:span text:style-name="T1">=&gt;"self" is one of the implicit object and it contains Address of Current Object</text:span></text:p>
      <text:p text:style-name="P1"><text:span text:style-name="T1">=&gt;"self" always to be <text:s/>used as First Formal Parameter</text:span></text:p>
      <text:p text:style-name="P1"><text:span text:style-name="T1">=&gt;Since "self" is a Formal parameter, so that it can access inside of Corresponding Instance Method Definition only but not possible to access other part of Program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2. Class Level Methods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Class Level Methods are used for Performing Common Operations for the objects of Correspinding class and specifies Class Level Data Memebers.</text:span></text:p>
      <text:p text:style-name="P1"><text:span text:style-name="T1">=&gt;To define Class Level Method, we must a pre-defined Decorator called @classmethod</text:span></text:p>
      <text:p text:style-name="P1"><text:span text:style-name="T1">=&gt;The Syntax for defining class level method is</text:span></text:p>
      <text:p text:style-name="P1"><text:span text:style-name="T1"><text:tab/><text:tab/>@classmethod</text:span></text:p>
      <text:p text:style-name="P1"><text:span text:style-name="T1"><text:tab/><text:tab/>def <text:s text:c="2"/>classlevelmethod(cls,list of formal params if any):</text:span></text:p>
      <text:p text:style-name="P1"><text:span text:style-name="T1"><text:tab/><text:tab/> <text:s text:c="5"/>-------------------------------------</text:span></text:p>
      <text:p text:style-name="P1"><text:span text:style-name="T1"><text:tab/><text:tab/> <text:s text:c="5"/>Specify Class Level Data Members</text:span></text:p>
      <text:p text:style-name="P1"><text:span text:style-name="T1"><text:tab/><text:tab/> <text:s text:c="5"/>Perform Common Operations for all objects of corresponding objects.</text:span></text:p>
      <text:p text:style-name="P1"><text:span text:style-name="T1"><text:tab/><text:tab/> <text:s text:c="5"/>--------------------------------------</text:span></text:p>
      <text:p text:style-name="P1"><text:span text:style-name="T1">=&gt;Every Class Level Method must be accssed w.r.t to <text:s/>Class Name OR <text:s/>cls OR Object Name OR self</text:span></text:p>
      <text:p text:style-name="P1"><text:span text:style-name="T1"><text:tab/><text:tab/><text:tab/>ClassName.Class Level Method</text:span></text:p>
      <text:p text:style-name="P1"><text:span text:style-name="T1"><text:tab/><text:tab/><text:tab/><text:tab/>(OR)</text:span></text:p>
      <text:p text:style-name="P1"><text:span text:style-name="T1"><text:tab/><text:tab/><text:tab/>cls.Class Level Method</text:span></text:p>
      <text:p text:style-name="P1"><text:span text:style-name="T1"><text:tab/><text:tab/><text:tab/><text:tab/>(OR)</text:span></text:p>
      <text:p text:style-name="P1"><text:span text:style-name="T1"><text:tab/><text:tab/><text:tab/>objectname.Class Level Method</text:span></text:p>
      <text:p text:style-name="P1"><text:span text:style-name="T1"><text:tab/><text:tab/><text:tab/><text:tab/>(OR)</text:span></text:p>
      <text:p text:style-name="P1"><text:span text:style-name="T1"><text:tab/><text:tab/><text:tab/>self.Class Level Method</text:span></text:p>
      <text:p text:style-name="P1"><text:span text:style-name="T1">What is cls:</text:span></text:p>
      <text:p text:style-name="P1"><text:span text:style-name="T1">------------------------------</text:span></text:p>
      <text:p text:style-name="P1"><text:soft-page-break/><text:span text:style-name="T1">=&gt;"cls" is one of the implicit object and it contains Current Class Name</text:span></text:p>
      <text:p text:style-name="P1"><text:span text:style-name="T1">=&gt;"cls" always to be <text:s/>used as First Formal Parameter</text:span></text:p>
      <text:p text:style-name="P1"><text:span text:style-name="T1">=&gt;Since "cls" is a Formal parameter, so that it can access inside of Corresponding Class Level Method Definition only but not possible to access other part of Program.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3. Static Methods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Static Methods are used for performing Universal Operations or Utility Operations</text:span></text:p>
      <text:p text:style-name="P1"><text:span text:style-name="T1">=&gt;Static Methods defeinition must be preceded with a predefined decorator called </text:span></text:p>
      <text:p text:style-name="P1"><text:span text:style-name="T1"><text:s text:c="3"/>@staticmethod and it <text:s/>never takes "cls" or "self" but always takes object of other classes.</text:span></text:p>
      <text:p text:style-name="P1"><text:span text:style-name="T1">=&gt;The Syntax for Static Method is</text:span></text:p>
      <text:p text:style-name="P1"><text:span text:style-name="T1"><text:tab/><text:tab/>@staticmethod</text:span></text:p>
      <text:p text:style-name="P1"><text:span text:style-name="T1"><text:tab/><text:tab/>def <text:s text:c="2"/>staticmethodname(list of Formal Params):</text:span></text:p>
      <text:p text:style-name="P1"><text:span text:style-name="T1"><text:tab/><text:tab/><text:tab/>-------------------------------------</text:span></text:p>
      <text:p text:style-name="P1"><text:span text:style-name="T1"><text:tab/><text:tab/><text:tab/>Utility Operation / Universal Operations</text:span></text:p>
      <text:p text:style-name="P1"><text:span text:style-name="T1"><text:tab/><text:tab/><text:tab/>------------------------------------</text:span></text:p>
      <text:p text:style-name="P2"/>
      <text:p text:style-name="P1"><text:span text:style-name="T1">=&gt;Static Methods can be accessed w.r.t Class Name OR object name OR cls OR self</text:span></text:p>
      <text:p text:style-name="P2"/>
      <text:p text:style-name="P1"><text:span text:style-name="T1"><text:tab/><text:tab/><text:tab/>ClassName.static method name()</text:span></text:p>
      <text:p text:style-name="P1"><text:span text:style-name="T1"><text:tab/><text:tab/><text:tab/><text:tab/><text:tab/>(OR)</text:span></text:p>
      <text:p text:style-name="P1"><text:span text:style-name="T1"><text:tab/><text:tab/><text:tab/>ObjectName.static method name()</text:span></text:p>
      <text:p text:style-name="P1"><text:span text:style-name="T1"><text:tab/><text:tab/><text:tab/><text:tab/><text:tab/><text:tab/>(OR)</text:span></text:p>
      <text:p text:style-name="P1"><text:span text:style-name="T1"><text:tab/><text:tab/><text:tab/>cls.static method name()</text:span></text:p>
      <text:p text:style-name="P1"><text:span text:style-name="T1"><text:tab/><text:tab/><text:tab/><text:tab/><text:tab/>(OR)</text:span></text:p>
      <text:p text:style-name="P1"><text:span text:style-name="T1"><text:tab/><text:tab/><text:tab/>self.static method name()</text:span></text:p>
      <text:p text:style-name="P1"><text:span text:style-name="T1">=======================x==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4" meta:word-count="402" meta:character-count="3883" meta:non-whitespace-character-count="3381"/>
    <meta:generator>LibreOfficeDev/6.0.5.2$Linux_X86_64 LibreOffice_project/</meta:generator>
  </office:meta>
</office:document-meta>
</file>